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5CD52C542EADFA64.png" manifest:media-type="image/png"/>
  <manifest:file-entry manifest:full-path="Pictures/1000020100000280000001E0EEA46A957E627C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4984in" svg:y="-0.0417in" svg:width="3.6465in" svg:height="2.7346in" draw:z-index="0"><draw:image xlink:href="Pictures/1000020100000280000001E0EEA46A957E627C79.png" xlink:type="simple" xlink:show="embed" xlink:actuate="onLoad" loext:mime-type="image/png"/></draw:frame><draw:frame draw:style-name="fr1" draw:name="Image2" text:anchor-type="char" svg:x="-0.489in" svg:y="3.4063in" svg:width="3.7425in" svg:height="2.8071in" draw:z-index="1"><draw:image xlink:href="Pictures/1000020100000280000001E05CD52C542EADFA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3:27:54.351811288</meta:creation-date>
    <dc:date>2021-04-15T13:29:04.266120389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